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76cm" svg:stroke-color="#20552a" draw:stroke-linejoin="round" draw:fill="solid" draw:fill-color="#40aa54" fo:padding-top="0.213cm" fo:padding-bottom="0.213cm" fo:padding-left="0.338cm" fo:padding-right="0.338cm"/>
    </style:style>
    <style:style style:name="gr2" style:family="graphic" style:parent-style-name="standard">
      <style:graphic-properties draw:stroke="none" svg:stroke-color="#000000" draw:fill="solid" draw:fill-color="#1e531d" draw:textarea-horizontal-align="center" draw:textarea-vertical-align="middle" fo:min-height="0.85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008080" fo:font-family="Futura" style:font-pitch="variable"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line-height="80%"/>
    </style:style>
    <style:style style:name="P3" style:family="paragraph">
      <style:paragraph-properties fo:line-height="70%" fo:text-align="center"/>
    </style:style>
    <style:style style:name="P4" style:family="paragraph">
      <style:paragraph-properties fo:line-height="70%"/>
      <style:text-properties fo:font-family="Futura" style:font-pitch="variable"/>
    </style:style>
    <style:style style:name="T1" style:family="text">
      <style:text-properties fo:font-family="Futura" style:font-pitch="variable" fo:font-size="40pt" fo:font-weight="900" style:font-size-asian="40pt" style:font-weight-asian="bold" style:font-size-complex="40pt" style:font-weight-complex="bold"/>
    </style:style>
    <style:style style:name="T2" style:family="text">
      <style:text-properties fo:font-family="Futura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layer="layout" svg:width="5.707cm" svg:height="5.525cm" svg:x="2.211cm" svg:y="0.857cm" svg:viewBox="0 0 5708 5526" svg:d="m2854 0c-1576 0-2854 1278-2854 2854 0 1223 770 2267 1852 2672l657-1753c-371-140-636-499-636-919 0-542 439-981 981-981s981 439 981 981c0 420-265 779-637 919l658 1753c1082-405 1852-1449 1852-2672 0-1576-1278-2854-2854-2854z">
          <text:p/>
        </draw:path>
        <draw:path draw:style-name="gr2" draw:text-style-name="P1" draw:layer="layout" svg:width="0.608cm" svg:height="0.608cm" svg:x="7.491cm" svg:y="5.8cm" svg:viewBox="0 0 609 609" svg:d="m337 332-4 2 109 146h-79l-99-139v139h-65v-351h67c47 0 81 9 102 27 24 20 36 46 36 79 0 22-6 42-19 61-12 18-29 30-48 36zm-73-143v96h11c47 0 70-17 70-50 0-31-23-46-68-46zm345 115c0 85-30 157-89 216s-131 89-215 89c-84 0-156-30-216-89-59-60-89-132-89-217 0-47 10-90 29-128 19-41 47-76 81-105 57-47 121-70 191-70 47 0 90 9 128 27 54 23 97 60 130 111 33 52 50 107 50 166zm-306-261c-70 0-130 26-179 77-50 51-76 113-76 183 0 73 26 134 76 186 49 51 110 77 181 77 70 0 131-26 181-77 50-51 74-113 74-185 0-39-9-79-29-121-19-38-45-69-77-92-45-32-95-48-151-48z">
          <text:p/>
        </draw:path>
        <draw:frame draw:style-name="gr3" draw:text-style-name="P4" draw:layer="layout" svg:width="8.211cm" svg:height="3.38cm" svg:x="1.3cm" svg:y="6cm">
          <draw:text-box>
            <text:p text:style-name="P2"><text:span text:style-name="T1">open</text:span><text:span text:style-name="T2"> </text:span><text:span text:style-name="T2">source</text:span></text:p>
            <text:p text:style-name="P3"><text:span text:style-name="T2">initiat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9.13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5-31T00:58:37</dc:date>
    <dc:creator>Simon Phipps</dc:creator>
    <meta:generator>LibreOffice/3.5$MacOSX_x86 LibreOffice_project/165a79a-7059095-e13bb37-fef39a4-9503d18</meta:generator>
    <meta:editing-duration>PT8M11S</meta:editing-duration>
    <meta:editing-cycles>2</meta:editing-cycles>
    <meta:document-statistic meta:object-count="3"/>
  </office:meta>
</office:document-meta>
</file>